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2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84.6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2.3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99"/>
    <style:style style:name="ce27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99">
      <style:table-cell-properties fo:background-color="transparent"/>
    </style:style>
    <style:style style:name="ce18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0">
      <style:table-cell-properties fo:background-color="#9bbb59" fo:wrap-option="wrap" style:vertical-align="automatic"/>
    </style:style>
    <style:style style:name="ce7" style:family="table-cell" style:parent-style-name="Default" style:data-style-name="N2">
      <style:table-cell-properties fo:background-color="#9bbb59"/>
    </style:style>
    <style:style style:name="ce4" style:family="table-cell" style:parent-style-name="Default" style:data-style-name="N0">
      <style:table-cell-properties fo:background-color="transparent" fo:wrap-option="wrap" style:vertical-align="automatic"/>
    </style:style>
    <style:style style:name="ce1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 style:data-style-name="N2"/>
    <style:style style:name="ce1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20" style:family="table-cell" style:parent-style-name="Default" style:data-style-name="N2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 style:data-style-name="N121"/>
    <style:style style:name="ce16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22">
      <style:table-cell-properties fo:wrap-option="wrap" style:vertical-align="automatic"/>
    </style:style>
    <style:style style:name="ce12" style:family="table-cell" style:parent-style-name="Default" style:data-style-name="N122"/>
    <style:style style:name="ce17" style:family="table-cell" style:parent-style-name="Default" style:data-style-name="N122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kiz" table:style-name="ta1">
        <table:table-column table:style-name="co1" table:number-columns-repeated="2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ce12"/>
        <table:table-column table:style-name="co1" table:number-columns-repeated="987" table:default-cell-style-name="ce1"/>
        <table:table-column table:style-name="co8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hhsize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pension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w_hours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ineducation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alleinerz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adult_num_tu</text:p>
          </table:table-cell>
          <table:table-cell table:style-name="ce2" office:value-type="string" calcext:value-type="string">
            <text:p>child_num_tu</text:p>
          </table:table-cell>
          <table:table-cell table:style-name="ce2" office:value-type="string" calcext:value-type="string">
            <text:p>alg2_grossek_hh</text:p>
          </table:table-cell>
          <table:table-cell table:style-name="ce2" office:value-type="string" calcext:value-type="string">
            <text:p>ar_alg2_ek_hh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year</text:p>
          </table:table-cell>
          <table:table-cell table:style-name="ce3" office:value-type="string" calcext:value-type="string">
            <text:p>kiz_temp</text:p>
          </table:table-cell>
          <table:table-cell table:style-name="ce4" table:number-columns-repeated="3"/>
          <table:table-cell table:style-name="ce2" office:value-type="string" calcext:value-type="string">
            <text:p>kiz_ek_regel</text:p>
          </table:table-cell>
          <table:table-cell table:style-name="ce2" office:value-type="string" calcext:value-type="string">
            <text:p>kiz_ek_kdu</text:p>
          </table:table-cell>
          <table:table-cell table:style-name="ce2"/>
          <table:table-cell table:style-name="ce4" office:value-type="string" calcext:value-type="string">
            <text:p>kiz_ek_relev</text:p>
          </table:table-cell>
          <table:table-cell table:style-name="ce2" office:value-type="string" calcext:value-type="string">
            <text:p>kiz_ek_max</text:p>
          </table:table-cell>
          <table:table-cell table:style-name="ce2" office:value-type="string" calcext:value-type="string">
            <text:p>kiz_incrange</text:p>
          </table:table-cell>
          <table:table-cell table:style-name="ce2" office:value-type="string" calcext:value-type="string">
            <text:p>kiz_ek_anr</text:p>
          </table:table-cell>
          <table:table-cell table:style-name="ce5" office:value-type="string" calcext:value-type="string">
            <text:p>kiz_temp</text:p>
          </table:table-cell>
          <table:table-cell table:number-columns-repeated="988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H2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E2]-[.Q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6" office:value-type="float" office:value="644" calcext:value-type="float">
            <text:p>644</text:p>
          </table:table-cell>
          <table:table-cell table:formula="of:=[.Q2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F2]*[.Q2]*140-[.AG2]" office:value-type="float" office:value="140" calcext:value-type="float">
            <text:p>140.00</text:p>
          </table:table-cell>
          <table:table-cell table:style-name="ce8" table:number-columns-repeated="3"/>
          <table:table-cell table:formula="of:=2*364" office:value-type="float" office:value="728" calcext:value-type="float">
            <text:p>728</text:p>
          </table:table-cell>
          <table:table-cell table:style-name="ce9" table:formula="of:=0.8316*([.L2]+[.M2])" office:value-type="float" office:value="665.28" calcext:value-type="float">
            <text:p>665.28</text:p>
          </table:table-cell>
          <table:table-cell table:style-name="ce9"/>
          <table:table-cell table:style-name="ce10" table:formula="of:=[.AA2]+[.AB2]" office:value-type="float" office:value="1393.28" calcext:value-type="float">
            <text:p>1393.28</text:p>
          </table:table-cell>
          <table:table-cell table:style-name="ce11" table:formula="of:=[.AD2]+170*[.Q2]" office:value-type="float" office:value="1563.28" calcext:value-type="float">
            <text:p>1563.3</text:p>
          </table:table-cell>
          <table:table-cell table:style-name="ce26" table:formula="of:=AND(([.R2]&gt;900);([.S2]&lt;=[.AE2]))" office:value-type="boolean" office:boolean-value="true" calcext:value-type="boolean">
            <text:p>TRUE</text:p>
          </table:table-cell>
          <table:table-cell table:style-name="ce9" table:formula="of:=0.5*MAX([.S2]-[.AD2];0)" office:value-type="float" office:value="0" calcext:value-type="float">
            <text:p>0.00</text:p>
          </table:table-cell>
          <table:table-cell table:formula="of:=[.AF2]*140*[.Q2]-[.AG2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H3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E3]-[.Q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8" office:value-type="float" office:value="644" calcext:value-type="float">
            <text:p>644</text:p>
          </table:table-cell>
          <table:table-cell table:formula="of:=[.Q3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F3]*[.Q3]*140-[.AG3]" office:value-type="float" office:value="140" calcext:value-type="float">
            <text:p>140.00</text:p>
          </table:table-cell>
          <table:table-cell table:style-name="ce8" table:number-columns-repeated="3"/>
          <table:table-cell table:formula="of:=2*364" office:value-type="float" office:value="728" calcext:value-type="float">
            <text:p>728</text:p>
          </table:table-cell>
          <table:table-cell table:style-name="ce9" table:formula="of:=0.8316*([.L3]+[.M3])" office:value-type="float" office:value="665.28" calcext:value-type="float">
            <text:p>665.28</text:p>
          </table:table-cell>
          <table:table-cell table:style-name="ce9"/>
          <table:table-cell table:style-name="ce10" table:formula="of:=[.AA3]+[.AB3]" office:value-type="float" office:value="1393.28" calcext:value-type="float">
            <text:p>1393.28</text:p>
          </table:table-cell>
          <table:table-cell table:style-name="ce11" table:formula="of:=[.AD3]+170*[.Q3]" office:value-type="float" office:value="1563.28" calcext:value-type="float">
            <text:p>1563.3</text:p>
          </table:table-cell>
          <table:table-cell table:style-name="ce26" table:formula="of:=AND(([.R3]&gt;900);([.S3]&lt;=[.AE3]))" office:value-type="boolean" office:boolean-value="true" calcext:value-type="boolean">
            <text:p>TRUE</text:p>
          </table:table-cell>
          <table:table-cell table:formula="of:=0.5*MAX([.S3]-[.AD3];0)" office:value-type="float" office:value="0" calcext:value-type="float">
            <text:p>0</text:p>
          </table:table-cell>
          <table:table-cell table:formula="of:=[.AF3]*140*[.Q3]-[.AG3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4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E4]-[.Q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Q4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F4]*[.Q4]*140-[.AG4]" office:value-type="float" office:value="140" calcext:value-type="float">
            <text:p>140.00</text:p>
          </table:table-cell>
          <table:table-cell table:style-name="ce8" table:number-columns-repeated="3"/>
          <table:table-cell table:formula="of:=2*364" office:value-type="float" office:value="728" calcext:value-type="float">
            <text:p>728</text:p>
          </table:table-cell>
          <table:table-cell table:style-name="ce9" table:formula="of:=0.8316*([.L4]+[.M4])" office:value-type="float" office:value="665.28" calcext:value-type="float">
            <text:p>665.28</text:p>
          </table:table-cell>
          <table:table-cell table:style-name="ce9"/>
          <table:table-cell table:style-name="ce10" table:formula="of:=[.AA4]+[.AB4]" office:value-type="float" office:value="1393.28" calcext:value-type="float">
            <text:p>1393.28</text:p>
          </table:table-cell>
          <table:table-cell table:style-name="ce11" table:formula="of:=[.AD4]+170*[.Q4]" office:value-type="float" office:value="1563.28" calcext:value-type="float">
            <text:p>1563.3</text:p>
          </table:table-cell>
          <table:table-cell table:style-name="ce26" table:formula="of:=AND(([.R4]&gt;900);([.S4]&lt;=[.AE4]))" office:value-type="boolean" office:boolean-value="true" calcext:value-type="boolean">
            <text:p>TRUE</text:p>
          </table:table-cell>
          <table:table-cell table:formula="of:=0.5*MAX([.S4]-[.AD4];0)" office:value-type="float" office:value="0" calcext:value-type="float">
            <text:p>0</text:p>
          </table:table-cell>
          <table:table-cell table:formula="of:=[.AF4]*140*[.Q4]-[.AG4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formula="of:=IF([.H5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E5]-[.Q5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512" calcext:value-type="float">
            <text:p>5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013" calcext:value-type="float">
            <text:p>2013</text:p>
          </table:table-cell>
          <table:table-cell table:style-name="ce7" table:formula="of:=[.AF5]*[.Q5]*140-[.AG5]" office:value-type="float" office:value="0" calcext:value-type="float">
            <text:p>0.00</text:p>
          </table:table-cell>
          <table:table-cell table:style-name="ce8"/>
          <table:table-cell table:style-name="ce13" table:number-columns-repeated="2"/>
          <table:table-cell table:style-name="ce6" table:formula="of:=2*345" office:value-type="float" office:value="690" calcext:value-type="float">
            <text:p>690</text:p>
          </table:table-cell>
          <table:table-cell table:style-name="ce14"/>
          <table:table-cell table:style-name="ce9"/>
          <table:table-cell table:style-name="ce15" table:formula="of:=[.AA5]+[.AB5]" office:value-type="float" office:value="690" calcext:value-type="float">
            <text:p>690.00</text:p>
          </table:table-cell>
          <table:table-cell table:style-name="ce16"/>
          <table:table-cell table:style-name="ce6"/>
          <table:table-cell table:style-name="ce6" table:formula="of:=0.5*MAX([.S5]-[.AD5];0)" office:value-type="float" office:value="0" calcext:value-type="float">
            <text:p>0</text:p>
          </table:table-cell>
          <table:table-cell table:style-name="ce17" table:formula="of:=[.AF5]*140*[.Q5]-[.AG5]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8" office:value-type="boolean" office:boolean-value="false" calcext:value-type="boolean">
            <text:p>FALS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formula="of:=IF([.H6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0" calcext:value-type="float">
            <text:p>80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E6]-[.Q6]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512" calcext:value-type="float">
            <text:p>51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13" calcext:value-type="float">
            <text:p>2013</text:p>
          </table:table-cell>
          <table:table-cell table:style-name="ce7" table:formula="of:=[.AF6]*[.Q6]*140-[.AG6]" office:value-type="float" office:value="0" calcext:value-type="float">
            <text:p>0.00</text:p>
          </table:table-cell>
          <table:table-cell table:style-name="ce8" table:number-columns-repeated="3"/>
          <table:table-cell table:style-name="ce31" table:formula="of:=2*345" office:value-type="float" office:value="690" calcext:value-type="float">
            <text:p>690</text:p>
          </table:table-cell>
          <table:table-cell table:style-name="ce9" table:number-columns-repeated="2"/>
          <table:table-cell table:style-name="ce20" table:formula="of:=[.AA6]+[.AB6]" office:value-type="float" office:value="690" calcext:value-type="float">
            <text:p>690.00</text:p>
          </table:table-cell>
          <table:table-cell table:style-name="ce21"/>
          <table:table-cell table:style-name="ce18"/>
          <table:table-cell table:style-name="ce8" table:formula="of:=0.5*MAX([.S6]-[.AD6];0)" office:value-type="float" office:value="0" calcext:value-type="float">
            <text:p>0</text:p>
          </table:table-cell>
          <table:table-cell table:formula="of:=[.AF6]*140*[.Q6]-[.AG6]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formula="of:=IF([.H7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table:formula="of:=[.E7]-[.Q7]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719" calcext:value-type="float">
            <text:p>719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9" calcext:value-type="float">
            <text:p>2009</text:p>
          </table:table-cell>
          <table:table-cell table:style-name="ce7" table:formula="of:=[.AF7]*[.Q7]*140-[.AG7]" office:value-type="float" office:value="140" calcext:value-type="float">
            <text:p>140.00</text:p>
          </table:table-cell>
          <table:table-cell table:style-name="ce8"/>
          <table:table-cell table:style-name="ce13" table:number-columns-repeated="2"/>
          <table:table-cell table:formula="of:=359*(1+[.O7])" office:value-type="float" office:value="488.24" calcext:value-type="float">
            <text:p>488.24</text:p>
          </table:table-cell>
          <table:table-cell table:style-name="ce14" table:formula="of:=0.759*([.L7]+[.M7])" office:value-type="float" office:value="364.32" calcext:value-type="float">
            <text:p>364.32</text:p>
          </table:table-cell>
          <table:table-cell table:style-name="ce9"/>
          <table:table-cell table:style-name="ce15" table:formula="of:=[.AA7]+[.AB7]" office:value-type="float" office:value="852.56" calcext:value-type="float">
            <text:p>852.56</text:p>
          </table:table-cell>
          <table:table-cell table:style-name="ce11" table:formula="of:=[.AD7]+140*[.Q7]" office:value-type="float" office:value="992.56" calcext:value-type="float">
            <text:p>992.6</text:p>
          </table:table-cell>
          <table:table-cell table:style-name="ce26" table:formula="of:=AND(([.R7]&gt;600);([.S7]&lt;=[.AE7]))" office:value-type="boolean" office:boolean-value="true" calcext:value-type="boolean">
            <text:p>TRUE</text:p>
          </table:table-cell>
          <table:table-cell table:formula="of:=0.5*MAX([.S7]-[.AD7];0)" office:value-type="float" office:value="0" calcext:value-type="float">
            <text:p>0</text:p>
          </table:table-cell>
          <table:table-cell table:style-name="ce17" table:formula="of:=[.AF7]*140*[.Q7]-[.AG7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IF([.H8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.36" calcext:value-type="float">
            <text:p>0.36</text:p>
          </table:table-cell>
          <table:table-cell table:formula="of:=[.E8]-[.Q8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719" calcext:value-type="float">
            <text:p>719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9" calcext:value-type="float">
            <text:p>2009</text:p>
          </table:table-cell>
          <table:table-cell table:style-name="ce7" table:formula="of:=[.AF8]*[.Q8]*140-[.AG8]" office:value-type="float" office:value="140" calcext:value-type="float">
            <text:p>140.00</text:p>
          </table:table-cell>
          <table:table-cell table:style-name="ce8" table:number-columns-repeated="3"/>
          <table:table-cell table:formula="of:=359*(1+[.O8])" office:value-type="float" office:value="488.24" calcext:value-type="float">
            <text:p>488.24</text:p>
          </table:table-cell>
          <table:table-cell table:style-name="ce9" table:formula="of:=0.759*([.L8]+[.M8])" office:value-type="float" office:value="364.32" calcext:value-type="float">
            <text:p>364.32</text:p>
          </table:table-cell>
          <table:table-cell table:style-name="ce9"/>
          <table:table-cell table:style-name="ce10" table:formula="of:=[.AA8]+[.AB8]" office:value-type="float" office:value="852.56" calcext:value-type="float">
            <text:p>852.56</text:p>
          </table:table-cell>
          <table:table-cell table:style-name="ce11" table:formula="of:=[.AD8]+140*[.Q8]" office:value-type="float" office:value="992.56" calcext:value-type="float">
            <text:p>992.6</text:p>
          </table:table-cell>
          <table:table-cell table:style-name="ce28" table:formula="of:=AND(([.R8]&gt;600);([.S8]&lt;=[.AE8]))" office:value-type="boolean" office:boolean-value="true" calcext:value-type="boolean">
            <text:p>TRUE</text:p>
          </table:table-cell>
          <table:table-cell table:style-name="ce8" table:formula="of:=0.5*MAX([.S8]-[.AD8];0)" office:value-type="float" office:value="0" calcext:value-type="float">
            <text:p>0</text:p>
          </table:table-cell>
          <table:table-cell table:formula="of:=[.AF8]*140*[.Q8]-[.AG8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table:formula="of:=IF([.H9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120" calcext:value-type="float">
            <text:p>120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E9]-[.Q9]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table:formula="of:=3*154" office:value-type="float" office:value="462" calcext:value-type="float">
            <text:p>46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6" calcext:value-type="float">
            <text:p>2006</text:p>
          </table:table-cell>
          <table:table-cell table:style-name="ce7" table:formula="of:=[.AF9]*[.Q9]*140-[.AG9]" office:value-type="float" office:value="275.482" calcext:value-type="float">
            <text:p>275.48</text:p>
          </table:table-cell>
          <table:table-cell table:style-name="ce8"/>
          <table:table-cell table:style-name="ce13" table:number-columns-repeated="2"/>
          <table:table-cell table:style-name="ce6" table:formula="of:=338*0.9*2" office:value-type="float" office:value="608.4" calcext:value-type="float">
            <text:p>608.4</text:p>
          </table:table-cell>
          <table:table-cell table:style-name="ce14" table:formula="of:=0.6212*([.L9]+[.M9])" office:value-type="float" office:value="602.564" calcext:value-type="float">
            <text:p>602.56</text:p>
          </table:table-cell>
          <table:table-cell table:style-name="ce14"/>
          <table:table-cell table:style-name="ce15" table:formula="of:=[.AA9]+[.AB9]" office:value-type="float" office:value="1210.964" calcext:value-type="float">
            <text:p>1210.96</text:p>
          </table:table-cell>
          <table:table-cell table:style-name="ce16" table:formula="of:=[.AD9]+140*[.Q9]" office:value-type="float" office:value="1630.964" calcext:value-type="float">
            <text:p>1631.0</text:p>
          </table:table-cell>
          <table:table-cell table:style-name="ce27" table:formula="of:=AND(([.R9]&gt;900);([.S9]&lt;=[.AE9]))" office:value-type="boolean" office:boolean-value="true" calcext:value-type="boolean">
            <text:p>TRUE</text:p>
          </table:table-cell>
          <table:table-cell table:style-name="ce6" table:formula="of:=0.5*MAX([.S9]-[.AD9];0)" office:value-type="float" office:value="144.518" calcext:value-type="float">
            <text:p>144.518</text:p>
          </table:table-cell>
          <table:table-cell table:style-name="ce17" table:formula="of:=[.AF9]*140*[.Q9]-[.AG9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8" office:value-type="boolean" office:boolean-value="false" calcext:value-type="boolean">
            <text:p>FALSE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formula="of:=IF([.H10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formula="of:=[.E10]-[.Q10]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table:formula="of:=3*154" office:value-type="float" office:value="462" calcext:value-type="float">
            <text:p>46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F10]*[.Q10]*140-[.AG10]" office:value-type="float" office:value="275.482" calcext:value-type="float">
            <text:p>275.48</text:p>
          </table:table-cell>
          <table:table-cell table:style-name="ce8" table:number-columns-repeated="3"/>
          <table:table-cell table:style-name="ce8" table:formula="of:=338*0.9*2" office:value-type="float" office:value="608.4" calcext:value-type="float">
            <text:p>608.4</text:p>
          </table:table-cell>
          <table:table-cell table:style-name="ce9" table:formula="of:=0.6212*([.L10]+[.M10])" office:value-type="float" office:value="602.564" calcext:value-type="float">
            <text:p>602.56</text:p>
          </table:table-cell>
          <table:table-cell table:style-name="ce9"/>
          <table:table-cell table:style-name="ce10" table:formula="of:=[.AA10]+[.AB10]" office:value-type="float" office:value="1210.964" calcext:value-type="float">
            <text:p>1210.96</text:p>
          </table:table-cell>
          <table:table-cell table:style-name="ce11" table:formula="of:=[.AD10]+140*[.Q10]" office:value-type="float" office:value="1630.964" calcext:value-type="float">
            <text:p>1631.0</text:p>
          </table:table-cell>
          <table:table-cell table:style-name="ce26" table:formula="of:=AND(([.R10]&gt;900);([.S10]&lt;=[.AE10]))" office:value-type="boolean" office:boolean-value="true" calcext:value-type="boolean">
            <text:p>TRUE</text:p>
          </table:table-cell>
          <table:table-cell table:formula="of:=0.5*MAX([.S10]-[.AD10];0)" office:value-type="float" office:value="144.518" calcext:value-type="float">
            <text:p>144.518</text:p>
          </table:table-cell>
          <table:table-cell table:formula="of:=[.AF10]*140*[.Q10]-[.AG10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formula="of:=IF([.H11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formula="of:=[.E11]-[.Q11]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table:formula="of:=3*154" office:value-type="float" office:value="462" calcext:value-type="float">
            <text:p>46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F11]*[.Q11]*140-[.AG11]" office:value-type="float" office:value="275.482" calcext:value-type="float">
            <text:p>275.48</text:p>
          </table:table-cell>
          <table:table-cell table:style-name="ce8" table:number-columns-repeated="3"/>
          <table:table-cell table:style-name="ce8" table:formula="of:=338*0.9*2" office:value-type="float" office:value="608.4" calcext:value-type="float">
            <text:p>608.4</text:p>
          </table:table-cell>
          <table:table-cell table:style-name="ce9" table:formula="of:=0.6212*([.L11]+[.M11])" office:value-type="float" office:value="602.564" calcext:value-type="float">
            <text:p>602.56</text:p>
          </table:table-cell>
          <table:table-cell table:style-name="ce9"/>
          <table:table-cell table:style-name="ce10" table:formula="of:=[.AA11]+[.AB11]" office:value-type="float" office:value="1210.964" calcext:value-type="float">
            <text:p>1210.96</text:p>
          </table:table-cell>
          <table:table-cell table:style-name="ce11" table:formula="of:=[.AD11]+140*[.Q11]" office:value-type="float" office:value="1630.964" calcext:value-type="float">
            <text:p>1631.0</text:p>
          </table:table-cell>
          <table:table-cell table:style-name="ce26" table:formula="of:=AND(([.R11]&gt;900);([.S11]&lt;=[.AE11]))" office:value-type="boolean" office:boolean-value="true" calcext:value-type="boolean">
            <text:p>TRUE</text:p>
          </table:table-cell>
          <table:table-cell table:formula="of:=0.5*MAX([.S11]-[.AD11];0)" office:value-type="float" office:value="144.518" calcext:value-type="float">
            <text:p>144.518</text:p>
          </table:table-cell>
          <table:table-cell table:formula="of:=[.AF11]*140*[.Q11]-[.AG11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formula="of:=IF([.H12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formula="of:=[.E12]-[.Q12]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table:formula="of:=3*154" office:value-type="float" office:value="462" calcext:value-type="float">
            <text:p>46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F12]*[.Q12]*140-[.AG12]" office:value-type="float" office:value="275.482" calcext:value-type="float">
            <text:p>275.48</text:p>
          </table:table-cell>
          <table:table-cell table:style-name="ce8" table:number-columns-repeated="3"/>
          <table:table-cell table:style-name="ce8" table:formula="of:=338*0.9*2" office:value-type="float" office:value="608.4" calcext:value-type="float">
            <text:p>608.4</text:p>
          </table:table-cell>
          <table:table-cell table:style-name="ce9" table:formula="of:=0.6212*([.L12]+[.M12])" office:value-type="float" office:value="602.564" calcext:value-type="float">
            <text:p>602.56</text:p>
          </table:table-cell>
          <table:table-cell table:style-name="ce9"/>
          <table:table-cell table:style-name="ce10" table:formula="of:=[.AA12]+[.AB12]" office:value-type="float" office:value="1210.964" calcext:value-type="float">
            <text:p>1210.96</text:p>
          </table:table-cell>
          <table:table-cell table:style-name="ce11" table:formula="of:=[.AD12]+140*[.Q12]" office:value-type="float" office:value="1630.964" calcext:value-type="float">
            <text:p>1631.0</text:p>
          </table:table-cell>
          <table:table-cell table:style-name="ce26" table:formula="of:=AND(([.R12]&gt;900);([.S12]&lt;=[.AE12]))" office:value-type="boolean" office:boolean-value="true" calcext:value-type="boolean">
            <text:p>TRUE</text:p>
          </table:table-cell>
          <table:table-cell table:formula="of:=0.5*MAX([.S12]-[.AD12];0)" office:value-type="float" office:value="144.518" calcext:value-type="float">
            <text:p>144.518</text:p>
          </table:table-cell>
          <table:table-cell table:formula="of:=[.AF12]*140*[.Q12]-[.AG12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formula="of:=IF([.H13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formula="of:=[.E13]-[.Q13]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table:formula="of:=3*154" office:value-type="float" office:value="462" calcext:value-type="float">
            <text:p>46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F13]*[.Q13]*140-[.AG13]" office:value-type="float" office:value="275.482" calcext:value-type="float">
            <text:p>275.48</text:p>
          </table:table-cell>
          <table:table-cell table:style-name="ce8" table:number-columns-repeated="3"/>
          <table:table-cell table:style-name="ce8" table:formula="of:=338*0.9*2" office:value-type="float" office:value="608.4" calcext:value-type="float">
            <text:p>608.4</text:p>
          </table:table-cell>
          <table:table-cell table:style-name="ce9" table:formula="of:=0.6212*([.L13]+[.M13])" office:value-type="float" office:value="602.564" calcext:value-type="float">
            <text:p>602.56</text:p>
          </table:table-cell>
          <table:table-cell table:style-name="ce9"/>
          <table:table-cell table:style-name="ce10" table:formula="of:=[.AA13]+[.AB13]" office:value-type="float" office:value="1210.964" calcext:value-type="float">
            <text:p>1210.96</text:p>
          </table:table-cell>
          <table:table-cell table:style-name="ce11" table:formula="of:=[.AD13]+140*[.Q13]" office:value-type="float" office:value="1630.964" calcext:value-type="float">
            <text:p>1631.0</text:p>
          </table:table-cell>
          <table:table-cell table:style-name="ce26" table:formula="of:=AND(([.R13]&gt;900);([.S13]&lt;=[.AE13]))" office:value-type="boolean" office:boolean-value="true" calcext:value-type="boolean">
            <text:p>TRUE</text:p>
          </table:table-cell>
          <table:table-cell table:formula="of:=0.5*MAX([.S13]-[.AD13];0)" office:value-type="float" office:value="144.518" calcext:value-type="float">
            <text:p>144.518</text:p>
          </table:table-cell>
          <table:table-cell table:formula="of:=[.AF13]*140*[.Q13]-[.AG13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IF([.H14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110" calcext:value-type="float">
            <text:p>110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1578" calcext:value-type="float">
            <text:p>15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011" calcext:value-type="float">
            <text:p>2011</text:p>
          </table:table-cell>
          <table:table-cell table:style-name="ce7" office:value-type="float" office:value="0" calcext:value-type="float">
            <text:p>0.00</text:p>
          </table:table-cell>
          <table:table-cell table:style-name="ce8"/>
          <table:table-cell table:style-name="ce13" table:number-columns-repeated="2"/>
          <table:table-cell table:style-name="ce13" table:formula="of:=3*291" office:value-type="float" office:value="873" calcext:value-type="float">
            <text:p>873</text:p>
          </table:table-cell>
          <table:table-cell table:style-name="ce6" table:number-columns-repeated="2"/>
          <table:table-cell table:style-name="ce15" table:formula="of:=[.AA14]+[.AB14]" office:value-type="float" office:value="873" calcext:value-type="float">
            <text:p>873.00</text:p>
          </table:table-cell>
          <table:table-cell table:style-name="ce6" table:number-columns-repeated="2"/>
          <table:table-cell table:formula="of:=0.5*MAX([.S14]-[.AD14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28" office:value-type="boolean" office:boolean-value="false" calcext:value-type="boolean">
            <text:p>FALS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formula="of:=IF([.H15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011" calcext:value-type="float">
            <text:p>2011</text:p>
          </table:table-cell>
          <table:table-cell table:style-name="ce7" office:value-type="float" office:value="0" calcext:value-type="float">
            <text:p>0.00</text:p>
          </table:table-cell>
          <table:table-cell table:style-name="ce8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10" table:formula="of:=[.AA15]+[.AB15]" office:value-type="float" office:value="873" calcext:value-type="float">
            <text:p>873.00</text:p>
          </table:table-cell>
          <table:table-cell table:number-columns-repeated="2"/>
          <table:table-cell table:formula="of:=0.5*MAX([.S15]-[.AD15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0" calcext:value-type="float">
            <text:p>0</text:p>
          </table:table-cell>
          <table:table-cell table:formula="of:=IF([.H16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011" calcext:value-type="float">
            <text:p>2011</text:p>
          </table:table-cell>
          <table:table-cell table:style-name="ce7" office:value-type="float" office:value="0" calcext:value-type="float">
            <text:p>0.00</text:p>
          </table:table-cell>
          <table:table-cell table:style-name="ce8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10" table:formula="of:=[.AA16]+[.AB16]" office:value-type="float" office:value="873" calcext:value-type="float">
            <text:p>873.00</text:p>
          </table:table-cell>
          <table:table-cell table:number-columns-repeated="2"/>
          <table:table-cell table:formula="of:=0.5*MAX([.S16]-[.AD16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formula="of:=IF([.H17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table:formula="of:=[.E17]-[.Q17]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719" calcext:value-type="float">
            <text:p>71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9" calcext:value-type="float">
            <text:p>2019</text:p>
          </table:table-cell>
          <table:table-cell table:style-name="ce7" table:formula="of:=[.Q17]*170*[.AF17]-160" office:value-type="float" office:value="10" calcext:value-type="float">
            <text:p>10.00</text:p>
          </table:table-cell>
          <table:table-cell table:style-name="ce8"/>
          <table:table-cell table:style-name="ce13" table:number-columns-repeated="2"/>
          <table:table-cell table:formula="of:=359*(1+[.O17])" office:value-type="float" office:value="488.24" calcext:value-type="float">
            <text:p>488.24</text:p>
          </table:table-cell>
          <table:table-cell table:style-name="ce14" table:formula="of:=0.759*([.L17]+[.M17])" office:value-type="float" office:value="364.32" calcext:value-type="float">
            <text:p>364.32</text:p>
          </table:table-cell>
          <table:table-cell table:style-name="ce9"/>
          <table:table-cell table:style-name="ce15" table:formula="of:=[.AA17]+[.AB17]" office:value-type="float" office:value="852.56" calcext:value-type="float">
            <text:p>852.56</text:p>
          </table:table-cell>
          <table:table-cell table:style-name="ce11" table:formula="of:=[.AD17]+140*[.Q17]" office:value-type="float" office:value="992.56" calcext:value-type="float">
            <text:p>992.6</text:p>
          </table:table-cell>
          <table:table-cell table:style-name="ce26" table:formula="of:=AND(([.R17]&gt;600);([.S17]&lt;=[.AE17]))" office:value-type="boolean" office:boolean-value="true" calcext:value-type="boolean">
            <text:p>TRUE</text:p>
          </table:table-cell>
          <table:table-cell table:formula="of:=0.5*MAX([.S17]-[.AD17];0)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IF([.H18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.36" calcext:value-type="float">
            <text:p>0.36</text:p>
          </table:table-cell>
          <table:table-cell table:formula="of:=[.E18]-[.Q18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719" calcext:value-type="float">
            <text:p>719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019" calcext:value-type="float">
            <text:p>2019</text:p>
          </table:table-cell>
          <table:table-cell table:style-name="ce7" table:formula="of:=[.Q18]*170*[.AF18]-160" office:value-type="float" office:value="10" calcext:value-type="float">
            <text:p>10.00</text:p>
          </table:table-cell>
          <table:table-cell table:style-name="ce8" table:number-columns-repeated="3"/>
          <table:table-cell table:formula="of:=359*(1+[.O18])" office:value-type="float" office:value="488.24" calcext:value-type="float">
            <text:p>488.24</text:p>
          </table:table-cell>
          <table:table-cell table:style-name="ce9" table:formula="of:=0.759*([.L18]+[.M18])" office:value-type="float" office:value="364.32" calcext:value-type="float">
            <text:p>364.32</text:p>
          </table:table-cell>
          <table:table-cell table:style-name="ce9"/>
          <table:table-cell table:style-name="ce10" table:formula="of:=[.AA18]+[.AB18]" office:value-type="float" office:value="852.56" calcext:value-type="float">
            <text:p>852.56</text:p>
          </table:table-cell>
          <table:table-cell table:style-name="ce11" table:formula="of:=[.AD18]+140*[.Q18]" office:value-type="float" office:value="992.56" calcext:value-type="float">
            <text:p>992.6</text:p>
          </table:table-cell>
          <table:table-cell table:style-name="ce28" table:formula="of:=AND(([.R18]&gt;600);([.S18]&lt;=[.AE18]))" office:value-type="boolean" office:boolean-value="true" calcext:value-type="boolean">
            <text:p>TRUE</text:p>
          </table:table-cell>
          <table:table-cell table:style-name="ce8" table:formula="of:=0.5*MAX([.S18]-[.AD18];0)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5"/>
          <table:table-cell table:style-name="ce8"/>
          <table:table-cell table:number-columns-repeated="3"/>
          <table:table-cell table:style-name="ce10"/>
          <table:table-cell table:number-columns-repeated="992"/>
        </table:table-row>
        <table:table-row table:style-name="ro2" table:number-rows-repeated="2">
          <table:table-cell table:number-columns-repeated="25"/>
          <table:table-cell table:style-name="ce8"/>
          <table:table-cell table:number-columns-repeated="3"/>
          <table:table-cell table:style-name="ce9"/>
          <table:table-cell table:number-columns-repeated="992"/>
        </table:table-row>
        <table:table-row table:style-name="ro2" table:number-rows-repeated="3">
          <table:table-cell table:number-columns-repeated="29"/>
          <table:table-cell table:style-name="ce9"/>
          <table:table-cell table:number-columns-repeated="992"/>
        </table:table-row>
        <table:table-row table:style-name="ro2" table:number-rows-repeated="18">
          <table:table-cell table:number-columns-repeated="29"/>
          <table:table-cell table:style-name="ce9"/>
          <table:table-cell table:number-columns-repeated="2"/>
          <table:table-cell table:style-name="ce9"/>
          <table:table-cell table:number-columns-repeated="989"/>
        </table:table-row>
        <table:table-row table:style-name="ro2" table:number-rows-repeated="104853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1-19T15:27:43.862810399</dc:date>
    <meta:editing-cycles>3</meta:editing-cycles>
    <meta:editing-duration>PT12S</meta:editing-duration>
    <meta:document-statistic meta:table-count="1" meta:cell-count="525" meta:object-count="0"/>
  </office:meta>
</office:document-meta>
</file>